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1D0000028F64226E72DC64FB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4.633cm" fo:margin-left="0.018cm" fo:margin-top="0cm" fo:margin-bottom="0cm" table:align="left" style:writing-mode="page"/>
    </style:style>
    <style:style style:name="Table1.A" style:family="table-column">
      <style:table-column-properties style:column-width="2.141cm"/>
    </style:style>
    <style:style style:name="Table1.B" style:family="table-column">
      <style:table-column-properties style:column-width="22.4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24.617cm" fo:margin-left="0.018cm" fo:margin-top="0cm" fo:margin-bottom="0cm" table:align="left" style:writing-mode="page"/>
    </style:style>
    <style:style style:name="Table2.A" style:family="table-column">
      <style:table-column-properties style:column-width="2.194cm"/>
    </style:style>
    <style:style style:name="Table2.B" style:family="table-column">
      <style:table-column-properties style:column-width="5.373cm"/>
    </style:style>
    <style:style style:name="Table2.C" style:family="table-column">
      <style:table-column-properties style:column-width="7.327cm"/>
    </style:style>
    <style:style style:name="Table2.D" style:family="table-column">
      <style:table-column-properties style:column-width="9.72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" style:family="table">
      <style:table-properties style:width="24.58cm" fo:margin-left="0.245cm" fo:margin-top="0cm" fo:margin-bottom="0cm" table:align="left" style:writing-mode="page"/>
    </style:style>
    <style:style style:name="Table3.A" style:family="table-column">
      <style:table-column-properties style:column-width="4.814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5.239cm"/>
    </style:style>
    <style:style style:name="Table3.E" style:family="table-column">
      <style:table-column-properties style:column-width="5.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  <style:text-properties officeooo:rsid="0009566c" officeooo:paragraph-rsid="0009566c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Title" style:master-page-name="Standard">
      <style:paragraph-properties fo:margin-top="0cm" fo:margin-bottom="0.423cm" style:contextual-spacing="false" fo:line-height="100%" fo:text-align="center" style:justify-single-word="false" fo:orphans="0" fo:widows="0" style:page-number="1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 style:list-style-name="WWNum5">
      <style:paragraph-properties fo:margin-left="1.27cm" fo:line-height="100%" fo:orphans="0" fo:widows="0" fo:text-indent="-0.635cm" style:auto-text-indent="false"/>
    </style:style>
    <style:style style:name="P6" style:family="paragraph" style:parent-style-name="normal" style:list-style-name="WWNum8">
      <style:paragraph-properties fo:margin-left="1.27cm" fo:line-height="100%" fo:orphans="0" fo:widows="0" fo:text-indent="-0.635cm" style:auto-text-indent="false"/>
    </style:style>
    <style:style style:name="P7" style:family="paragraph" style:parent-style-name="normal" style:list-style-name="WWNum4">
      <style:paragraph-properties fo:margin-left="1.27cm" fo:line-height="100%" fo:orphans="0" fo:widows="0" fo:text-indent="-0.635cm" style:auto-text-indent="false"/>
    </style:style>
    <style:style style:name="P8" style:family="paragraph" style:parent-style-name="normal" style:list-style-name="WWNum2">
      <style:paragraph-properties fo:margin-left="1.27cm" fo:line-height="100%" fo:orphans="0" fo:widows="0" fo:text-indent="-0.635cm" style:auto-text-indent="false"/>
    </style:style>
    <style:style style:name="P9" style:family="paragraph" style:parent-style-name="normal" style:list-style-name="WWNum1">
      <style:paragraph-properties fo:margin-left="1.27cm" fo:line-height="100%" fo:orphans="0" fo:widows="0" fo:text-indent="-0.635cm" style:auto-text-indent="false"/>
    </style:style>
    <style:style style:name="P10" style:family="paragraph" style:parent-style-name="normal" style:list-style-name="WWNum6">
      <style:paragraph-properties fo:margin-left="1.27cm" fo:line-height="100%" fo:orphans="0" fo:widows="0" fo:text-indent="-0.635cm" style:auto-text-indent="false"/>
    </style:style>
    <style:style style:name="P11" style:family="paragraph" style:parent-style-name="normal" style:list-style-name="WWNum3">
      <style:paragraph-properties fo:margin-left="1.27cm" fo:line-height="100%" fo:orphans="0" fo:widows="0" fo:text-indent="-0.635cm" style:auto-text-indent="false"/>
    </style:style>
    <style:style style:name="P12" style:family="paragraph" style:parent-style-name="normal">
      <style:text-properties style:font-name="Montserrat" style:font-name-asian="Montserrat1" style:font-name-complex="Montserrat1"/>
    </style:style>
    <style:style style:name="P13" style:family="paragraph" style:parent-style-name="normal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4" style:family="paragraph" style:parent-style-name="normal">
      <style:paragraph-properties fo:margin-left="0cm" fo:line-height="100%" fo:orphans="0" fo:widows="0" fo:text-indent="0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5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normal">
      <style:paragraph-properties fo:margin-left="1.27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normal">
      <style:text-properties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normal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9" style:family="paragraph" style:parent-style-name="normal">
      <style:paragraph-properties fo:margin-lef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0" style:family="paragraph" style:parent-style-name="normal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21" style:family="paragraph" style:parent-style-name="normal" style:list-style-name="WWNum4">
      <style:paragraph-properties fo:margin-left="1.27cm" fo:text-indent="-0.635cm" style:auto-text-indent="false"/>
    </style:style>
    <style:style style:name="P22" style:family="paragraph" style:parent-style-name="normal">
      <style:paragraph-properties fo:text-indent="-0.026cm" style:auto-text-indent="false"/>
    </style:style>
    <style:style style:name="P23" style:family="paragraph" style:parent-style-name="normal">
      <style:paragraph-properties fo:line-height="100%" fo:orphans="0" fo:widows="0"/>
      <style:text-properties fo:color="#2c3338" loext:opacity="100%" style:font-name="Montserrat" fo:font-style="italic" fo:background-color="#ffffff" style:font-name-asian="Montserrat1" style:font-style-asian="italic" style:font-name-complex="Montserrat1"/>
    </style:style>
    <style:style style:name="P24" style:family="paragraph" style:parent-style-name="normal" style:list-style-name="WWNum7">
      <style:paragraph-properties fo:margin-left="1.27cm" fo:text-indent="-0.635cm" style:auto-text-indent="false"/>
    </style:style>
    <style:style style:name="P25" style:family="paragraph" style:parent-style-name="normal">
      <style:paragraph-properties fo:line-height="100%" fo:orphans="0" fo:widows="0"/>
      <style:text-properties officeooo:rsid="0009a876" officeooo:paragraph-rsid="0009a876"/>
    </style:style>
    <style:style style:name="P26" style:family="paragraph" style:parent-style-name="normal">
      <style:paragraph-properties fo:line-height="100%" fo:orphans="0" fo:widows="0"/>
      <style:text-properties officeooo:rsid="000ba689" officeooo:paragraph-rsid="000ba689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officeooo:rsid="000e82c6" style:font-name-asian="Montserrat1" style:font-name-complex="Montserrat1"/>
    </style:style>
    <style:style style:name="T3" style:family="text">
      <style:text-properties style:font-name="Montserrat" fo:font-weight="bold" style:font-name-asian="Montserrat1" style:font-weight-asian="bold" style:font-name-complex="Montserrat1"/>
    </style:style>
    <style:style style:name="T4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5" style:family="text">
      <style:text-properties style:font-name="Montserrat" fo:font-size="12pt" officeooo:rsid="000da28b" style:font-name-asian="Montserrat1" style:font-size-asian="12pt" style:font-name-complex="Montserrat1" style:font-size-complex="12pt"/>
    </style:style>
    <style:style style:name="T6" style:family="text">
      <style:text-properties style:font-name="Montserrat" fo:font-size="12pt" officeooo:rsid="000f64a9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8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9" style:family="text">
      <style:text-properties style:font-name="Montserrat" fo:font-size="12pt" fo:font-weight="bold" officeooo:rsid="000da28b" style:font-name-asian="Montserrat1" style:font-size-asian="12pt" style:font-weight-asian="bold" style:font-name-complex="Montserrat1" style:font-size-complex="12pt" style:font-weight-complex="bold"/>
    </style:style>
    <style:style style:name="T10" style:family="text">
      <style:text-properties style:font-name="Montserrat" fo:font-size="12pt" fo:font-weight="bold" officeooo:rsid="001044f4" style:font-name-asian="Montserrat1" style:font-size-asian="12pt" style:font-weight-asian="bold" style:font-name-complex="Montserrat1" style:font-size-complex="12pt" style:font-weight-complex="bold"/>
    </style:style>
    <style:style style:name="T11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12" style:family="text">
      <style:text-properties style:font-name="Montserrat" fo:font-size="12pt" fo:font-style="italic" fo:font-weight="bold" style:font-name-asian="Montserrat1" style:font-size-asian="12pt" style:font-style-asian="italic" style:font-weight-asian="bold" style:font-name-complex="Montserrat1" style:font-size-complex="12pt" style:font-weight-complex="bold"/>
    </style:style>
    <style:style style:name="T13" style:family="text">
      <style:text-properties style:font-name="Montserrat" fo:font-size="12pt" style:text-underline-style="none" style:font-name-asian="Montserrat1" style:font-size-asian="12pt" style:font-name-complex="Montserrat1" style:font-size-complex="12pt"/>
    </style:style>
    <style:style style:name="T14" style:family="text">
      <style:text-properties style:font-name="Montserrat" fo:font-size="12pt" style:text-underline-style="none" officeooo:rsid="000c4532" style:font-name-asian="Montserrat1" style:font-size-asian="12pt" style:font-name-complex="Montserrat1" style:font-size-complex="12pt"/>
    </style:style>
    <style:style style:name="T15" style:family="text">
      <style:text-properties style:font-name="Montserrat" fo:font-size="12pt" style:text-underline-style="none" fo:font-weight="bold" officeooo:rsid="000c4532" style:font-name-asian="Montserrat1" style:font-size-asian="12pt" style:font-weight-asian="bold" style:font-name-complex="Montserrat1" style:font-size-complex="12pt" style:font-weight-complex="bold"/>
    </style:style>
    <style:style style:name="T16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17" style:family="text">
      <style:text-properties style:font-name="Montserrat" fo:font-size="14pt" style:text-underline-style="none" fo:font-weight="bold" style:font-name-asian="Montserrat1" style:font-size-asian="14pt" style:font-weight-asian="bold" style:font-name-complex="Montserrat1" style:font-size-complex="14pt"/>
    </style:style>
    <style:style style:name="T18" style:family="text">
      <style:text-properties style:font-name="Montserrat" fo:font-style="italic" style:font-name-asian="Montserrat1" style:font-style-asian="italic" style:font-name-complex="Montserrat1"/>
    </style:style>
    <style:style style:name="T19" style:family="text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T20" style:family="text">
      <style:text-properties fo:color="#2c3338" loext:opacity="100%" style:font-name="Montserrat" fo:font-style="italic" fo:background-color="#ffffff" loext:char-shading-value="0" style:font-name-asian="Montserrat1" style:font-style-asian="italic" style:font-name-complex="Montserrat1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bookmark text:name="_1jgtpi0w9ri"/><text:span text:style-name="T1">Spécifications techniques</text:span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1"><text:span text:style-name="T3">Projet</text:span><text:span text:style-name="T1"> </text:span></text:p>
          </table:table-cell>
          <table:table-cell table:style-name="Table1.A1" office:value-type="string">
            <text:p text:style-name="P25" loext:marker-style-name="T1"><text:span text:style-name="T1">Menu Maker </text:span><text:span text:style-name="T2">by</text:span><text:span text:style-name="T1"> Qwenta</text:span></text:p>
          </table:table-cell>
        </table:table-row>
      </table:table>
      <text:p text:style-name="P12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 loext:marker-style-name="T3"><text:span text:style-name="T3">Version</text:span><text:span text:style-name="T3"/></text:p>
          </table:table-cell>
          <table:table-cell table:style-name="Table2.A1" office:value-type="string">
            <text:p text:style-name="P2" loext:marker-style-name="T3"><text:span text:style-name="T3">Auteur</text:span><text:span text:style-name="T3"/></text:p>
          </table:table-cell>
          <table:table-cell table:style-name="Table2.A1" office:value-type="string">
            <text:p text:style-name="P2" loext:marker-style-name="T3"><text:span text:style-name="T3">Date</text:span><text:span text:style-name="T3"/></text:p>
          </table:table-cell>
          <table:table-cell table:style-name="Table2.A1" office:value-type="string">
            <text:p text:style-name="P2" loext:marker-style-name="T3"><text:span text:style-name="T3">Approbation 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2" loext:marker-style-name="T1"><text:span text:style-name="T1">1.0</text:span><text:span text:style-name="T1"/></text:p>
          </table:table-cell>
          <table:table-cell table:style-name="Table2.A1" office:value-type="string">
            <text:p text:style-name="P25" loext:marker-style-name="T1"><text:span text:style-name="T1">Terence, Webgencia</text:span></text:p>
          </table:table-cell>
          <table:table-cell table:style-name="Table2.A1" office:value-type="string">
            <text:p text:style-name="P26" loext:marker-style-name="T1"><text:span text:style-name="T1">01 novembre 2023</text:span></text:p>
          </table:table-cell>
          <table:table-cell table:style-name="Table2.A1" office:value-type="string">
            <text:p text:style-name="P26" loext:marker-style-name="T1"><text:span text:style-name="T1">John, Qwenta</text:span></text:p>
          </table:table-cell>
        </table:table-row>
      </table:table>
      <text:p text:style-name="P12" loext:marker-style-name="T1"/>
      <text:p text:style-name="normal" loext:marker-style-name="T8"><text:span text:style-name="T4">Le but de ce document est de </text:span><text:span text:style-name="T7">définir et justifier</text:span><text:span text:style-name="T4"> les spécifications techniques de </text:span><text:span text:style-name="T6">Menu Maker by Qwenta</text:span><text:span text:style-name="T4">.</text:span></text:p>
      <text:p text:style-name="P13" loext:marker-style-name="T8"/>
      <text:p text:style-name="P20" loext:marker-style-name="T19"/>
      <text:list xml:id="list855281301" text:style-name="WWNum4">
        <text:list-item>
          <text:p text:style-name="P21" loext:marker-style-name="T16"><text:span text:style-name="T16">Choix technologiques</text:span><text:span text:style-name="T16"/></text:p>
        </text:list-item>
      </text:list>
      <text:p text:style-name="P22" loext:marker-style-name="T8"><draw:rect text:anchor-type="as-char" style:rel-width="100%" draw:z-index="3" draw:name="Shape1" draw:style-name="gr1" draw:text-style-name="P27" svg:width="24.621cm" svg:height="0.054cm"><text:p/></draw:rect></text:p>
      <text:p text:style-name="P13" loext:marker-style-name="T8"/>
      <text:list text:style-name="WWNum5">
        <text:list-item>
          <text:p text:style-name="P5" loext:marker-style-name="T4"><text:span text:style-name="T4">État des lieux des besoins fonctionnels et de leurs solutions techniques :</text:span><text:span text:style-name="T4"/></text:p>
        </text:list-item>
      </text:list>
      <text:p text:style-name="norma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" loext:marker-style-name="T3"><text:span text:style-name="T3">Besoin </text:span><text:span text:style-name="T3"/></text:p>
          </table:table-cell>
          <table:table-cell table:style-name="Table3.A1" office:value-type="string">
            <text:p text:style-name="P2" loext:marker-style-name="T3"><text:span text:style-name="T3">Contraintes</text:span><text:span text:style-name="T3"/></text:p>
          </table:table-cell>
          <table:table-cell table:style-name="Table3.A1" office:value-type="string">
            <text:p text:style-name="P2" loext:marker-style-name="T3"><text:span text:style-name="T3">Solution</text:span><text:span text:style-name="T3"/></text:p>
          </table:table-cell>
          <table:table-cell table:style-name="Table3.A1" office:value-type="string">
            <text:p text:style-name="P2" loext:marker-style-name="T3"><text:span text:style-name="T3">Description de la solution</text:span><text:span text:style-name="T3"/></text:p>
          </table:table-cell>
          <table:table-cell table:style-name="Table3.A1" office:value-type="string">
            <text:p text:style-name="P2" loext:marker-style-name="T3"><text:span text:style-name="T3">Justification (2 arguments)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2" loext:marker-style-name="T18"><text:span text:style-name="T18">Ex. : </text:span><text:span text:style-name="T18"/></text:p>
            <text:p text:style-name="P2" loext:marker-style-name="T18"><text:span text:style-name="T18">Création d'une catégorie de menu</text:span><text:span text:style-name="T18"/></text:p>
          </table:table-cell>
          <table:table-cell table:style-name="Table3.A1" office:value-type="string">
            <text:p text:style-name="P2" loext:marker-style-name="T18"><text:span text:style-name="T18">Ex. : </text:span><text:span text:style-name="T18"/></text:p>
            <text:p text:style-name="P2" loext:marker-style-name="T18"><text:span text:style-name="T18">L'ajout d'une catégorie doit pouvoir se faire directement sur l'écran de création de menu depuis une modale.</text:span><text:span text:style-name="T18"/></text:p>
          </table:table-cell>
          <table:table-cell table:style-name="Table3.A1" office:value-type="string">
            <text:p text:style-name="P2" loext:marker-style-name="T18"><text:span text:style-name="T18">Ex. : </text:span><text:span text:style-name="T18"/></text:p>
            <text:p text:style-name="P2" loext:marker-style-name="T18"><text:span text:style-name="T18">react-modal </text:span><text:span text:style-name="T18"/></text:p>
          </table:table-cell>
          <table:table-cell table:style-name="Table3.A1" office:value-type="string">
            <text:p text:style-name="P2" loext:marker-style-name="T18"><text:span text:style-name="T18">Ex. : </text:span><text:span text:style-name="T18"/></text:p>
            <text:p text:style-name="P2" loext:marker-style-name="T20"><text:span text:style-name="T18">Cette librairie React permet de créer simplement des modales performantes, accessibles avec un minimum de code.</text:span><text:span text:style-name="T20"/></text:p>
            <text:p text:style-name="P23" loext:marker-style-name="T20"/>
          </table:table-cell>
          <table:table-cell table:style-name="Table3.A1" office:value-type="string">
            <text:p text:style-name="P2" loext:marker-style-name="T18"><text:span text:style-name="T18">Ex. :</text:span><text:span text:style-name="T18"/></text:p>
            <text:p text:style-name="P2" loext:marker-style-name="T18"><text:span text:style-name="T18"><text:s/>1) Nous avons choisi de développer en React, la librairie est cohérente avec ce choix.</text:span><text:span text:style-name="T18"/></text:p>
            <text:p text:style-name="P2" loext:marker-style-name="T18"><text:span text:style-name="T18">2) Il s'agit de la librairie la plus utilisée.</text:span><text:span text:style-name="T18"/></text:p>
          </table:table-cell>
        </table:table-row>
        <text:soft-page-break/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5" loext:marker-style-name="T4"/>
      <text:p text:style-name="P15" loext:marker-style-name="T4"/>
      <text:list xml:id="list142553060271409" text:continue-list="list855281301" text:style-name="WWNum4">
        <text:list-item>
          <text:p text:style-name="P21" loext:marker-style-name="T16"><text:span text:style-name="T16">Liens avec le back-end </text:span><text:span text:style-name="T16"/></text:p>
        </text:list-item>
      </text:list>
      <text:p text:style-name="P22" loext:marker-style-name="T8"><draw:rect text:anchor-type="as-char" style:rel-width="100%" draw:z-index="4" draw:name="Shape2" draw:style-name="gr1" draw:text-style-name="P27" svg:width="24.621cm" svg:height="0.054cm"><text:p/></draw:rect></text:p>
      <text:p text:style-name="P15" loext:marker-style-name="T4"/>
      <text:list text:style-name="WWNum7">
        <text:list-item>
          <text:p text:style-name="P24" loext:marker-style-name="T4"><text:span text:style-name="T4">Quel langage pour le serveur ? </text:span><text:span text:style-name="T12">NodeJS</text:span><text:span text:style-name="T11">.</text:span></text:p>
        </text:list-item>
        <text:list-item>
          <text:p text:style-name="P24" loext:marker-style-name="T13"><text:span text:style-name="T4">A-t-on besoin d’une API ? </text:span><text:span text:style-name="T15">Instagram</text:span><text:span text:style-name="T14"> et </text:span><text:span text:style-name="T15">Deliveroo</text:span><text:span text:style-name="T14">.</text:span></text:p>
        </text:list-item>
        <text:list-item>
          <text:p text:style-name="P24" loext:marker-style-name="T13"><text:span text:style-name="T4">Base de données choisie : </text:span><text:span text:style-name="T12">SQL</text:span><text:span text:style-name="T11">.</text:span></text:p>
        </text:list-item>
      </text:list>
      <text:p text:style-name="P17" loext:marker-style-name="T4"/>
      <text:p text:style-name="P18" loext:marker-style-name="T16"/>
      <text:list xml:id="list142552878658607" text:continue-list="list142553060271409" text:style-name="WWNum4">
        <text:list-item>
          <text:p text:style-name="P21" loext:marker-style-name="T16"><text:span text:style-name="T16">Préconisations concernant le domaine et l’hébergement</text:span><text:span text:style-name="T16"/></text:p>
        </text:list-item>
      </text:list>
      <text:p text:style-name="P22" loext:marker-style-name="T8"><draw:rect text:anchor-type="as-char" style:rel-width="100%" draw:z-index="5" draw:name="Shape3" draw:style-name="gr1" draw:text-style-name="P27" svg:width="24.621cm" svg:height="0.054cm"><text:p/></draw:rect></text:p>
      <text:p text:style-name="P15" loext:marker-style-name="T4"/>
      <text:list text:style-name="WWNum8">
        <text:list-item>
          <text:p text:style-name="P6" loext:marker-style-name="T4"><text:span text:style-name="T4">Nom du domaine.</text:span><text:span text:style-name="T4"/></text:p>
        </text:list-item>
        <text:list-item>
          <text:p text:style-name="P6" loext:marker-style-name="T4"><text:span text:style-name="T4">Nom de l’hébergement. </text:span><text:span text:style-name="T9">AWS</text:span></text:p>
        </text:list-item>
        <text:list-item>
          <text:p text:style-name="P6" loext:marker-style-name="T4"><text:span text:style-name="T4">Adresses e-mail.</text:span><text:span text:style-name="T4"/></text:p>
        </text:list-item>
      </text:list>
      <text:p text:style-name="P16" loext:marker-style-name="T4"/>
      <text:p text:style-name="P19" loext:marker-style-name="T16"/>
      <text:list xml:id="list142553997629150" text:continue-list="list142552878658607" text:style-name="WWNum4">
        <text:list-item>
          <text:p text:style-name="P7" loext:marker-style-name="T17"><text:span text:style-name="T16">Accessibilité</text:span><text:span text:style-name="T17"/></text:p>
        </text:list-item>
      </text:list>
      <text:p text:style-name="P22" loext:marker-style-name="T8"><draw:rect text:anchor-type="as-char" style:rel-width="100%" draw:z-index="6" draw:name="Shape4" draw:style-name="gr1" draw:text-style-name="P27" svg:width="24.621cm" svg:height="0.054cm"><text:p/></draw:rect></text:p>
      <text:p text:style-name="P15" loext:marker-style-name="T4"/>
      <text:list text:style-name="WWNum2">
        <text:list-item>
          <text:p text:style-name="P8" loext:marker-style-name="T4"><text:span text:style-name="T4">Compatibilité navigateur. </text:span><text:span text:style-name="T10">Dernière version Chrome, Safari, Firefox</text:span></text:p>
        </text:list-item>
        <text:list-item>
          <text:p text:style-name="P8" loext:marker-style-name="T4"><text:span text:style-name="T4">Types d’appareils. </text:span><text:span text:style-name="T9">Desktop</text:span></text:p>
        </text:list-item>
      </text:list>
      <text:p text:style-name="P16" loext:marker-style-name="T4"/>
      <text:p text:style-name="P15" loext:marker-style-name="T4"/>
      <text:list xml:id="list142553962255813" text:continue-list="list142553997629150" text:style-name="WWNum4">
        <text:list-item>
          <text:p text:style-name="P7" loext:marker-style-name="T16"><text:span text:style-name="T16">Services tiers</text:span><text:span text:style-name="T16"/></text:p>
        </text:list-item>
      </text:list>
      <text:p text:style-name="P22" loext:marker-style-name="T8"><text:soft-page-break/><draw:rect text:anchor-type="as-char" style:rel-width="100%" draw:z-index="7" draw:name="Shape5" draw:style-name="gr1" draw:text-style-name="P27" svg:width="24.621cm" svg:height="0.054cm"><text:p/></draw:rect></text:p>
      <text:p text:style-name="P15" loext:marker-style-name="T4"/>
      <text:list text:style-name="WWNum1">
        <text:list-item>
          <text:p text:style-name="P9" loext:marker-style-name="T13"><text:span text:style-name="T4">Noms et justification de ceux qui devront être implémentés pour le bon fonctionnement et le suivi du site (par exemple les plugins).</text:span><text:span text:style-name="T13"/></text:p>
        </text:list-item>
      </text:list>
      <text:p text:style-name="P13" loext:marker-style-name="T8"/>
      <text:list xml:id="list142554614010379" text:continue-list="list142553962255813" text:style-name="WWNum4">
        <text:list-item>
          <text:p text:style-name="P7" loext:marker-style-name="T16"><text:span text:style-name="T16">Recommandations en termes de sécurité</text:span><text:span text:style-name="T16"/></text:p>
        </text:list-item>
      </text:list>
      <text:p text:style-name="P22" loext:marker-style-name="T8"><draw:rect text:anchor-type="as-char" style:rel-width="100%" draw:z-index="8" draw:name="Shape6" draw:style-name="gr1" draw:text-style-name="P27" svg:width="24.621cm" svg:height="0.054cm"><text:p/></draw:rect></text:p>
      <text:p text:style-name="P14" loext:marker-style-name="T8"/>
      <text:list text:style-name="WWNum6">
        <text:list-item>
          <text:p text:style-name="P10" loext:marker-style-name="T4"><text:span text:style-name="T4">Accès aux comptes, plugins…</text:span><text:span text:style-name="T4"/></text:p>
        </text:list-item>
      </text:list>
      <text:p text:style-name="P2" loext:marker-style-name="T8"><text:span text:style-name="T4"><text:line-break/></text:span><text:span text:style-name="T8"/></text:p>
      <text:list text:continue-list="list142554614010379" text:style-name="WWNum4">
        <text:list-item>
          <text:p text:style-name="P7" loext:marker-style-name="T16"><text:span text:style-name="T16">Maintenance du site et futures mises à jour</text:span><draw:rect text:anchor-type="as-char" style:rel-width="100%" draw:z-index="9" draw:name="Shape7" draw:style-name="gr1" draw:text-style-name="P27" svg:width="24.621cm" svg:height="0.054cm"><text:p/></draw:rect></text:p>
        </text:list-item>
      </text:list>
      <text:p text:style-name="P13" loext:marker-style-name="T8"/>
      <text:list text:style-name="WWNum3">
        <text:list-item>
          <text:p text:style-name="P11" loext:marker-style-name="T4"><text:span text:style-name="T4">Grandes lignes du contrat de maintenance.</text:span><text:span text:style-name="T4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  <style:text-properties officeooo:rsid="0009566c" officeooo:paragraph-rsid="0009566c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9.491cm" svg:y="-2.143cm" svg:width="5.622cm" svg:height="2.812cm" draw:z-index="2"><draw:image xlink:href="Pictures/100000000000051D0000028F64226E72DC64FB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1T13:14:03.557338165</dc:date>
    <meta:editing-duration>PT13M14S</meta:editing-duration>
    <meta:editing-cycles>8</meta:editing-cycles>
    <meta:generator>LibreOffice/7.6.2.1$Linux_X86_64 LibreOffice_project/60$Build-1</meta:generator>
    <meta:document-statistic meta:table-count="3" meta:image-count="1" meta:object-count="0" meta:page-count="3" meta:paragraph-count="54" meta:word-count="251" meta:character-count="1514" meta:non-whitespace-character-count="1318"/>
  </office:meta>
</office:document-meta>
</file>